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table:style-name="ce3"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table:style-name="ce3" office:value-type="date" office:date-value="2012-04-06">
            <text:p>06/04/12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table:style-name="ce3" office:value-type="date" office:date-value="2012-04-23">
            <text:p>23/04/12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table:style-name="ce3" office:value-type="date" office:date-value="2012-04-27">
            <text:p>27/04/12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table:style-name="ce3" office:value-type="date" office:date-value="2012-04-28">
            <text:p>28/04/12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 table:number-rows-repeated="1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29T04:32:05</dc:date>
    <dc:creator>Mariano </dc:creator>
    <meta:editing-duration>PT11M54S</meta:editing-duration>
    <meta:editing-cycles>10</meta:editing-cycles>
    <meta:document-statistic meta:table-count="3" meta:cell-count="40" meta:object-count="0"/>
  </office:meta>
</office:document-meta>
</file>